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137e" officeooo:paragraph-rsid="001f137e"/>
    </style:style>
    <style:style style:name="P2" style:family="paragraph" style:parent-style-name="Standard">
      <style:text-properties fo:font-weight="bold" officeooo:rsid="001f137e" officeooo:paragraph-rsid="001f137e" style:font-weight-asian="bold" style:font-weight-complex="bold"/>
    </style:style>
    <style:style style:name="P3" style:family="paragraph" style:parent-style-name="Standard">
      <style:text-properties fo:font-size="17pt" fo:font-weight="bold" officeooo:rsid="001f137e" officeooo:paragraph-rsid="001f137e" style:font-size-asian="17pt" style:font-weight-asian="bold" style:font-size-complex="17pt" style:font-weight-complex="bold"/>
    </style:style>
    <style:style style:name="P4" style:family="paragraph" style:parent-style-name="Standard">
      <style:text-properties officeooo:rsid="001f66a7" officeooo:paragraph-rsid="001f66a7"/>
    </style:style>
    <style:style style:name="P5" style:family="paragraph" style:parent-style-name="Standard">
      <style:text-properties officeooo:rsid="001fd520" officeooo:paragraph-rsid="001fd520"/>
    </style:style>
    <style:style style:name="P6" style:family="paragraph" style:parent-style-name="Standard">
      <style:text-properties officeooo:rsid="00219c90" officeooo:paragraph-rsid="00219c90"/>
    </style:style>
    <style:style style:name="P7" style:family="paragraph" style:parent-style-name="Standard">
      <style:text-properties officeooo:rsid="002276e7" officeooo:paragraph-rsid="00227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Refresher</text:p>
      <text:p text:style-name="P1"/>
      <text:p text:style-name="P2">Tuple</text:p>
      <text:p text:style-name="P1">if given comma (,) with a collection of object python does “tuple packing” and creates a tuple</text:p>
      <text:p text:style-name="P1">for e,g 10, and a,b = b,a (where a,b is packing into a tuple and b,a is packed in a tuple)</text:p>
      <text:p text:style-name="P1"/>
      <text:p text:style-name="P2">List comprehension</text:p>
      <text:p text:style-name="P1">e.g [ i for i in range(10)]</text:p>
      <text:p text:style-name="P1"/>
      <text:p text:style-name="P4">[ expression loopHeader condition ]</text:p>
      <text:p text:style-name="P4">[x for x in l1 if x%2==0 ]</text:p>
      <text:p text:style-name="P4"/>
      <text:p text:style-name="P4"/>
      <text:p text:style-name="P5">slicing from a to &lt;b skipping c-1 valuese</text:p>
      <text:p text:style-name="P5">l1[a:b:c]</text:p>
      <text:p text:style-name="P5"/>
      <text:p text:style-name="P5">c denotes the direction of traversing</text:p>
      <text:p text:style-name="P5">+ left to right</text:p>
      <text:p text:style-name="P5">- right to left</text:p>
      <text:p text:style-name="P5"/>
      <text:p text:style-name="P5"/>
      <text:p text:style-name="P5"/>
      <text:p text:style-name="P7">|....</text:p>
      <text:p text:style-name="P7">.....</text:p>
      <text:p text:style-name="P7">jump(0)<text:line-break/>|<text:line-break/>|<text:line-break/>|<text:line-break/>|<text:line-break/></text:p>
      <text:p text:style-name="P5"/>
      <text:p text:style-name="P5"/>
      <text:p text:style-name="P7">goes to 0 location</text:p>
      <text:p text:style-name="P7">which has functions/</text:p>
      <text:p text:style-name="P7"/>
      <text:p text:style-name="P7">all function calls are stored in a stack with their argument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08T10:18:00.550822522</meta:creation-date>
    <dc:date>2024-07-08T12:05:33.892642379</dc:date>
    <meta:editing-duration>PT16M32S</meta:editing-duration>
    <meta:editing-cycles>1</meta:editing-cycles>
    <meta:document-statistic meta:table-count="0" meta:image-count="0" meta:object-count="0" meta:page-count="1" meta:paragraph-count="19" meta:word-count="111" meta:character-count="553" meta:non-whitespace-character-count="460"/>
    <meta:generator>LibreOffice/6.0.7.3$Linux_X86_64 LibreOffice_project/00m0$Build-3</meta:generator>
  </office:meta>
</office:document-meta>
</file>